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182cm"/>
    </style:style>
    <style:style style:name="co2" style:family="table-column">
      <style:table-column-properties fo:break-before="auto" style:column-width="6.8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08cm"/>
    </style:style>
    <style:style style:name="co5" style:family="table-column">
      <style:table-column-properties fo:break-before="auto" style:column-width="3.466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1pt" style:font-size-asian="11pt" style:font-size-complex="11pt"/>
    </style:style>
  </office:automatic-styles>
  <office:body>
    <office:spreadsheet>
      <table:table table:name="Tabelle1" table:style-name="ta1">
        <table:table-column table:style-name="co1" table:default-cell-style-name="ce3"/>
        <table:table-column table:style-name="co2" table:number-columns-repeated="5" table:default-cell-style-name="ce3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Ort </text:p>
          </table:table-cell>
          <table:table-cell office:value-type="string" calcext:value-type="string">
            <text:p>Schlagloch</text:p>
          </table:table-cell>
          <table:table-cell office:value-type="string" calcext:value-type="string">
            <text:p>Graffiti</text:p>
          </table:table-cell>
          <table:table-cell office:value-type="string" calcext:value-type="string">
            <text:p>Müll</text:p>
          </table:table-cell>
          <table:table-cell office:value-type="string" calcext:value-type="string">
            <text:p>Straßenbeleuchtung</text:p>
          </table:table-cell>
          <table:table-cell office:value-type="string" calcext:value-type="string">
            <text:p>Andere Schä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lendor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sfel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mönebu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gelbu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triftt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ßl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d Cambe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d Endba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sel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ebert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edenkop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schoff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aunfel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ech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eidenba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eitschei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useck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ölb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utphet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etzhölzt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llenbu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rnbu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riedor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bsdorfergrun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hringshaus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lbt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l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chenbu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eldat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ernwal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eiensteinau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onhaus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münden (Felda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ieß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ladenba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ebenau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ebenha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eifenste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ünbe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dam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aig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rbor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rbste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uchelhei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henah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mberg (Ohm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ünfeld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ng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üttenbe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irchha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irtor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hnau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hnt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nggö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uba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uterba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utert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u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mburg a. d. Lah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nd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öhnbe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hr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ll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rbu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ngerskirch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renbe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ittena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ück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ünchhaus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eustad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ohlhei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benau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uschenbe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iskirch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mro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nke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lit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öffengrun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ott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hwalmt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lters (Taunus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egba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lm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adtallendor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aufenbe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effenbe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Ulrichstei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llm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aldbru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aldsolm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artenbe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ilbu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ilmüns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imar (Lahn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inba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ttenber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t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tzla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hratal</text:p>
          </table:table-cell>
          <table:table-cell table:number-columns-repeated="11"/>
        </table:table-row>
        <table:table-row table:style-name="ro1" table:number-rows-repeated="1048472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16T09:59:02.451987540</dc:date>
    <meta:editing-duration>PT1H30M51S</meta:editing-duration>
    <meta:editing-cycles>5</meta:editing-cycles>
    <meta:generator>LibreOffice/7.3.7.2$Linux_X86_64 LibreOffice_project/30$Build-2</meta:generator>
    <meta:document-statistic meta:table-count="1" meta:cell-count="107" meta:object-count="0"/>
  </office:meta>
</office:document-meta>
</file>